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6945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2866in"/>
    </style:style>
    <style:style style:name="co9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MS (cusec)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Return Period (Weibull)</text:p>
          </table:table-cell>
          <table:table-cell table:style-name="ce1" office:value-type="string" calcext:value-type="string">
            <text:p>Probability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RANK([.B2];[.$B$2:.$B$11];0)" office:value-type="float" office:value="10" calcext:value-type="float">
            <text:p>10</text:p>
          </table:table-cell>
          <table:table-cell table:formula="of:=(ROWS([.$C$2:.$C$11])+1)/[.C2]" office:value-type="float" office:value="1.1" calcext:value-type="float">
            <text:p>1.1</text:p>
          </table:table-cell>
          <table:table-cell table:formula="of:=1/[.D2]" office:value-type="float" office:value="0.909090909090909" calcext:value-type="float">
            <text:p>0.90909090909090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7448" calcext:value-type="float">
            <text:p>147448</text:p>
          </table:table-cell>
          <table:table-cell table:formula="of:=RANK([.B3];[.$B$2:.$B$11];0)" office:value-type="float" office:value="1" calcext:value-type="float">
            <text:p>1</text:p>
          </table:table-cell>
          <table:table-cell table:formula="of:=(ROWS([.$C$2:.$C$11])+1)/[.C3]" office:value-type="float" office:value="11" calcext:value-type="float">
            <text:p>11</text:p>
          </table:table-cell>
          <table:table-cell table:formula="of:=1/[.D3]" office:value-type="float" office:value="0.0909090909090909" calcext:value-type="float">
            <text:p>0.0909090909090909</text:p>
          </table:table-cell>
          <table:table-cell/>
          <table:table-cell office:value-type="string" calcext:value-type="string">
            <text:p>Mean</text:p>
          </table:table-cell>
          <table:table-cell table:formula="of:=AVERAGE([.B2:.B11])" office:value-type="float" office:value="50067.9" calcext:value-type="float">
            <text:p>50067.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612" calcext:value-type="float">
            <text:p>22612</text:p>
          </table:table-cell>
          <table:table-cell table:formula="of:=RANK([.B4];[.$B$2:.$B$11];0)" office:value-type="float" office:value="7" calcext:value-type="float">
            <text:p>7</text:p>
          </table:table-cell>
          <table:table-cell table:formula="of:=(ROWS([.$C$2:.$C$11])+1)/[.C4]" office:value-type="float" office:value="1.57142857142857" calcext:value-type="float">
            <text:p>1.57142857142857</text:p>
          </table:table-cell>
          <table:table-cell table:formula="of:=1/[.D4]" office:value-type="float" office:value="0.636363636363636" calcext:value-type="float">
            <text:p>0.636363636363636</text:p>
          </table:table-cell>
          <table:table-cell/>
          <table:table-cell office:value-type="string" calcext:value-type="string">
            <text:p>Stdev</text:p>
          </table:table-cell>
          <table:table-cell table:formula="of:=COM.MICROSOFT.STDEV.P([.B2:.B11])" office:value-type="float" office:value="43952.1302451883" calcext:value-type="float">
            <text:p>43952.130245188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77" calcext:value-type="float">
            <text:p>1877</text:p>
          </table:table-cell>
          <table:table-cell table:formula="of:=RANK([.B5];[.$B$2:.$B$11];0)" office:value-type="float" office:value="9" calcext:value-type="float">
            <text:p>9</text:p>
          </table:table-cell>
          <table:table-cell table:formula="of:=(ROWS([.$C$2:.$C$11])+1)/[.C5]" office:value-type="float" office:value="1.22222222222222" calcext:value-type="float">
            <text:p>1.22222222222222</text:p>
          </table:table-cell>
          <table:table-cell table:formula="of:=1/[.D5]" office:value-type="float" office:value="0.818181818181818" calcext:value-type="float">
            <text:p>0.81818181818181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350" calcext:value-type="float">
            <text:p>5350</text:p>
          </table:table-cell>
          <table:table-cell table:formula="of:=RANK([.B6];[.$B$2:.$B$11];0)" office:value-type="float" office:value="8" calcext:value-type="float">
            <text:p>8</text:p>
          </table:table-cell>
          <table:table-cell table:formula="of:=(ROWS([.$C$2:.$C$11])+1)/[.C6]" office:value-type="float" office:value="1.375" calcext:value-type="float">
            <text:p>1.375</text:p>
          </table:table-cell>
          <table:table-cell table:formula="of:=1/[.D6]" office:value-type="float" office:value="0.727272727272727" calcext:value-type="float">
            <text:p>0.72727272727272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3359" calcext:value-type="float">
            <text:p>83359</text:p>
          </table:table-cell>
          <table:table-cell table:formula="of:=RANK([.B7];[.$B$2:.$B$11];0)" office:value-type="float" office:value="2" calcext:value-type="float">
            <text:p>2</text:p>
          </table:table-cell>
          <table:table-cell table:formula="of:=(ROWS([.$C$2:.$C$11])+1)/[.C7]" office:value-type="float" office:value="5.5" calcext:value-type="float">
            <text:p>5.5</text:p>
          </table:table-cell>
          <table:table-cell table:formula="of:=1/[.D7]" office:value-type="float" office:value="0.181818181818182" calcext:value-type="float">
            <text:p>0.18181818181818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5654" calcext:value-type="float">
            <text:p>75654</text:p>
          </table:table-cell>
          <table:table-cell table:formula="of:=RANK([.B8];[.$B$2:.$B$11];0)" office:value-type="float" office:value="3" calcext:value-type="float">
            <text:p>3</text:p>
          </table:table-cell>
          <table:table-cell table:formula="of:=(ROWS([.$C$2:.$C$11])+1)/[.C8]" office:value-type="float" office:value="3.66666666666667" calcext:value-type="float">
            <text:p>3.66666666666667</text:p>
          </table:table-cell>
          <table:table-cell table:formula="of:=1/[.D8]" office:value-type="float" office:value="0.272727272727273" calcext:value-type="float">
            <text:p>0.27272727272727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0000" calcext:value-type="float">
            <text:p>70000</text:p>
          </table:table-cell>
          <table:table-cell table:formula="of:=RANK([.B9];[.$B$2:.$B$11];0)" office:value-type="float" office:value="4" calcext:value-type="float">
            <text:p>4</text:p>
          </table:table-cell>
          <table:table-cell table:formula="of:=(ROWS([.$C$2:.$C$11])+1)/[.C9]" office:value-type="float" office:value="2.75" calcext:value-type="float">
            <text:p>2.75</text:p>
          </table:table-cell>
          <table:table-cell table:formula="of:=1/[.D9]" office:value-type="float" office:value="0.363636363636364" calcext:value-type="float">
            <text:p>0.36363636363636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1044" calcext:value-type="float">
            <text:p>41044</text:p>
          </table:table-cell>
          <table:table-cell table:formula="of:=RANK([.B10];[.$B$2:.$B$11];0)" office:value-type="float" office:value="6" calcext:value-type="float">
            <text:p>6</text:p>
          </table:table-cell>
          <table:table-cell table:formula="of:=(ROWS([.$C$2:.$C$11])+1)/[.C10]" office:value-type="float" office:value="1.83333333333333" calcext:value-type="float">
            <text:p>1.83333333333333</text:p>
          </table:table-cell>
          <table:table-cell table:formula="of:=1/[.D10]" office:value-type="float" office:value="0.545454545454546" calcext:value-type="float">
            <text:p>0.54545454545454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335" calcext:value-type="float">
            <text:p>53335</text:p>
          </table:table-cell>
          <table:table-cell table:formula="of:=RANK([.B11];[.$B$2:.$B$11];0)" office:value-type="float" office:value="5" calcext:value-type="float">
            <text:p>5</text:p>
          </table:table-cell>
          <table:table-cell table:formula="of:=(ROWS([.$C$2:.$C$11])+1)/[.C11]" office:value-type="float" office:value="2.2" calcext:value-type="float">
            <text:p>2.2</text:p>
          </table:table-cell>
          <table:table-cell table:formula="of:=1/[.D11]" office:value-type="float" office:value="0.454545454545455" calcext:value-type="float">
            <text:p>0.45454545454545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umbel" table:style-name="ta1">
        <table:shapes>
          <draw:frame draw:z-index="0" draw:style-name="gr1" draw:text-style-name="P1" svg:width="4.4441in" svg:height="2.4996in" svg:x="4.7693in" svg:y="1.478in">
            <draw:object draw:notify-on-update-of-ranges="gumbel.C17:gumbel.C22 gumbel.D16:gumbel.D16 gumbel.D17:gumbel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umbel params</text:p>
          </table:table-cell>
          <table:table-cell office:value-type="string" calcext:value-type="string">
            <text:p>Subramanya pg3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uced mean</text:p>
          </table:table-cell>
          <table:table-cell office:value-type="float" office:value="0.4952" calcext:value-type="float">
            <text:p>0.49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uced stdev</text:p>
          </table:table-cell>
          <table:table-cell office:value-type="float" office:value="0.9496" calcext:value-type="float">
            <text:p>0.9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formula="of:=ROWS([data.B2:.B11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uced variate</text:p>
          </table:table-cell>
          <table:table-cell table:formula="of:=-LN(LN([.D8]/([.D8]-1)))" office:value-type="float" office:value="2.25036732731245" calcext:value-type="float">
            <text:p>2.250367327312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([.D10]-[.E6])/[.E7]" office:value-type="float" office:value="1.8483227962431" calcext:value-type="float">
            <text:p>1.8483227962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riate X</text:p>
          </table:table-cell>
          <table:table-cell table:formula="of:=[data.H3]+[.D11]*[data.H4]" office:value-type="float" office:value="131305.624275627" calcext:value-type="float">
            <text:p>131305.624275627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T years</text:p>
          </table:table-cell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data.$H$3]+(((-LN(LN([.C17]/([.C17]-1))))-[.$E$6])/[.$E$7])*[data.$H$4]" office:value-type="float" office:value="44111.6328607123" calcext:value-type="float">
            <text:p>44111.6328607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data.$H$3]+(((-LN(LN([.C18]/([.C18]-1))))-[.$E$6])/[.$E$7])*[data.$H$4]" office:value-type="float" office:value="96572.1783915365" calcext:value-type="float">
            <text:p>96572.17839153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$H$3]+(((-LN(LN([.C19]/([.C19]-1))))-[.$E$6])/[.$E$7])*[data.$H$4]" office:value-type="float" office:value="131305.624275627" calcext:value-type="float">
            <text:p>131305.6242756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data.$H$3]+(((-LN(LN([.C20]/([.C20]-1))))-[.$E$6])/[.$E$7])*[data.$H$4]" office:value-type="float" office:value="164622.779467274" calcext:value-type="float">
            <text:p>164622.7794672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data.$H$3]+(((-LN(LN([.C21]/([.C21]-1))))-[.$E$6])/[.$E$7])*[data.$H$4]" office:value-type="float" office:value="207748.419381754" calcext:value-type="float">
            <text:p>207748.4193817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$H$3]+(((-LN(LN([.C22]/([.C22]-1))))-[.$E$6])/[.$E$7])*[data.$H$4]" office:value-type="float" office:value="240065.017802411" calcext:value-type="float">
            <text:p>240065.01780241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8:26:16.595239480</meta:creation-date>
    <dc:date>2025-02-25T18:52:25.023429864</dc:date>
    <meta:editing-duration>PT5M16S</meta:editing-duration>
    <meta:editing-cycles>1</meta:editing-cycles>
    <meta:document-statistic meta:table-count="2" meta:cell-count="87" meta:object-count="1"/>
    <meta:generator>LibreOffice/24.8.4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6.35cm" xlink:href=".." xlink:type="simple" chart:class="chart:scatter" chart:style-name="ch1">
        <chart:legend chart:legend-position="end" svg:x="9.716cm" svg:y="2.876cm" style:legend-expansion="high" chart:style-name="ch2"/>
        <chart:plot-area chart:style-name="ch3" table:cell-range-address="gumbel.C17:gumbel.D22 gumbel.D16:gumbel.D16" chart:data-source-has-labels="row" svg:x="0.225cm" svg:y="0.127cm" svg:width="9.266cm" svg:height="6.096cm">
          <chart:coordinate-region svg:x="1.624cm" svg:y="0.327cm" svg:width="7.578cm" svg:height="5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umbel.D17:gumbel.D22" chart:label-cell-address="gumbel.D16:gumbel.D16" chart:class="chart:scatter">
            <chart:domain table:cell-range-address="gumbel.C17:gumbel.C2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X</text:p>
                <draw:g>
                  <svg:desc>gumbel.D16:gumbel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umbel.C17:gumbel.C22</svg:desc>
                </draw:g>
              </table:table-cell>
              <table:table-cell office:value-type="float" office:value="44111.6328607123">
                <text:p>44111.6328607123</text:p>
                <draw:g>
                  <svg:desc>gumbel.D17:gumbel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6572.1783915365">
                <text:p>96572.1783915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31305.624275627">
                <text:p>131305.62427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4622.779467274">
                <text:p>164622.779467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7748.419381754">
                <text:p>207748.419381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0065.017802411">
                <text:p>240065.017802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